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ease refer the sakila database from MySQL and answer the questions below.</text:p>
      <text:p text:style-name="Standard"/>
      <text:list xml:id="list15616575841" text:style-name="L1">
        <text:list-item>
          <text:p text:style-name="P1">Find all customer's order between 1 Aug to 15 Aug with count.</text:p>
        </text:list-item>
      </text:list>
      <text:p text:style-name="Standard"/>
      <text:p text:style-name="Standard"><text:tab/>As per sakila database:</text:p>
      <text:p text:style-name="Standard"/>
      <text:p text:style-name="Standard"><text:tab/>select customer_id,count(payment_date) as Customer_No,payment_date from <text:tab/>sakila.payment </text:p>
      <text:p text:style-name="Standard"><text:tab/>where payment_date between '2005-08-01' and '2005-8-15' </text:p>
      <text:p text:style-name="Standard"><text:tab/>group by date(payment_date) </text:p>
      <text:p text:style-name="Standard"><text:tab/>order by payment_date asc;</text:p>
      <text:p text:style-name="Standard"/>
      <text:p text:style-name="Standard"><text:tab/>As per Question:</text:p>
      <text:p text:style-name="Standard"/>
      <text:p text:style-name="Standard"><text:tab/>select customers,count(order_date) as Customer_no,order_date from Customers</text:p>
      <text:p text:style-name="Standard"><text:tab/>where order_date between '2005-08-01' and '2005-8-15' </text:p>
      <text:p text:style-name="Standard"><text:tab/>group by date(order_date) </text:p>
      <text:p text:style-name="Standard"><text:tab/>order by order_date asc;</text:p>
      <text:p text:style-name="Standard"/>
      <text:list xml:id="list1345341594" text:style-name="L2">
        <text:list-item>
          <text:list>
            <text:list-item>
              <text:p text:style-name="P2">Select all orders of customers whose quantity is greater than 100</text:p>
            </text:list-item>
          </text:list>
        </text:list-item>
      </text:list>
      <text:p text:style-name="Standard"/>
      <text:p text:style-name="Standard"><text:tab/>As per sakila database:</text:p>
      <text:p text:style-name="Standard"/>
      <text:p text:style-name="Standard"><text:tab/>select customer_id,amount,rental_id from sakila.payment where rental_id &gt; 100;</text:p>
      <text:p text:style-name="Standard"/>
      <text:p text:style-name="Standard"><text:tab/>As per Question:</text:p>
      <text:p text:style-name="Standard"/>
      <text:p text:style-name="Standard"><text:tab/>select order,order_quantity from Customer where order_quantity &gt; 100;</text:p>
      <text:p text:style-name="Standard"/>
      <text:list xml:id="list1528513329" text:style-name="L3">
        <text:list-item>
          <text:p text:style-name="P3">Find customers products.</text:p>
        </text:list-item>
      </text:list>
      <text:p text:style-name="Standard"/>
      <text:p text:style-name="Standard"><text:tab/>As per sakila database:</text:p>
      <text:p text:style-name="Standard"/>
      <text:p text:style-name="Standard"><text:tab/>select c.customer_id,c.first_name,c.last_name,p.amount </text:p>
      <text:p text:style-name="Standard"><text:tab/>from sakila.payment as p </text:p>
      <text:p text:style-name="Standard"><text:tab/>inner join sakila.customer as c </text:p>
      <text:p text:style-name="Standard"><text:tab/>on c.customer_id = p.customer_id;</text:p>
      <text:p text:style-name="Standard"/>
      <text:p text:style-name="Standard"><text:tab/>As per Question:</text:p>
      <text:p text:style-name="Standard"/>
      <text:p text:style-name="Standard"><text:tab/>select c.customer_id,c.first_name,o.products from customer as c</text:p>
      <text:p text:style-name="Standard"><text:tab/>inner join order as o</text:p>
      <text:p text:style-name="Standard"><text:tab/>on c.customer_id = o.customer_id;</text:p>
      <text:p text:style-name="Standard"/>
      <text:list xml:id="list2116683665" text:style-name="L4">
        <text:list-item>
          <text:p text:style-name="P4">Write a query to fetch total price of all the products ordered by each customer.</text:p>
        </text:list-item>
      </text:list>
      <text:p text:style-name="Standard"/>
      <text:p text:style-name="Standard"><text:tab/>As per sakila database:</text:p>
      <text:p text:style-name="Standard"/>
      <text:p text:style-name="Standard"><text:tab/>select c.customer_id,c.first_name,sum(amount) as total </text:p>
      <text:p text:style-name="Standard"><text:tab/>from sakila.payment as p,sakila.customer as c </text:p>
      <text:p text:style-name="Standard"><text:tab/>where p.customer_id = c.customer_id </text:p>
      <text:p text:style-name="Standard"><text:tab/>group by c.customer_id;</text:p>
      <text:p text:style-name="Standard"><text:soft-page-break/></text:p>
      <text:p text:style-name="Standard"><text:tab/>As per Question:</text:p>
      <text:p text:style-name="Standard"/>
      <text:p text:style-name="Standard"><text:tab/>select c.customer_id,c.first_name,sum(amount) as total </text:p>
      <text:p text:style-name="Standard"><text:tab/>from order as o,customer as c</text:p>
      <text:p text:style-name="Standard"><text:tab/>where o.customer_id = c.customer_id</text:p>
      <text:p text:style-name="Standard"><text:tab/>group by c.customer_id;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bwerks1 </meta:initial-creator>
    <meta:creation-date>2016-10-20T17:01:59</meta:creation-date>
    <dc:date>2016-10-20T17:54:00</dc:date>
    <dc:creator>Webwerks1 </dc:creator>
    <meta:editing-duration>PT1M39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2" meta:paragraph-count="38" meta:word-count="203" meta:character-count="1590" meta:non-whitespace-character-count="1383"/>
  </office:meta>
</office:document-meta>
</file>